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4004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314004" draw:fill="solid" draw:fill-color="#eeeee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3.3cm" svg:height="1.5cm" svg:x="8.2cm" svg:y="2.1cm">
          <text:p text:style-name="P1"><text:span text:style-name="T1">Inicjalizacja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3cm" svg:height="1.5cm" svg:x="2.2cm" svg:y="25.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2" draw:id="id2" draw:layer="layout" svg:width="3.3cm" svg:height="1.5cm" svg:x="8.2cm" svg:y="6.3cm">
          <text:p text:style-name="P1"><text:span text:style-name="T1">Tryb ręczn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.85cm" svg:y1="3.6cm" svg:x2="9.85cm" svg:y2="6.3cm" draw:start-shape="id1" draw:start-glue-point="6" draw:end-shape="id2" draw:end-glue-point="4" svg:d="M9850 3600v2700" svg:viewBox="0 0 1 2701">
          <text:p/>
        </draw:connector>
        <draw:custom-shape draw:style-name="gr1" draw:text-style-name="P3" xml:id="id3" draw:id="id3" draw:layer="layout" svg:width="3.3cm" svg:height="1.5cm" svg:x="12.6cm" svg:y="8.6cm">
          <text:p text:style-name="P1"><text:span text:style-name="T1">Tryb comfo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5" draw:id="id5" draw:layer="layout" svg:width="3.3cm" svg:height="1.5cm" svg:x="3.7cm" svg:y="8.6cm">
          <text:p text:style-name="P1"><text:span text:style-name="T1">Tryb spo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4" draw:id="id4" draw:layer="layout" svg:width="3.3cm" svg:height="1.5cm" svg:x="8.2cm" svg:y="11.4cm">
          <text:p text:style-name="P1"><text:span text:style-name="T1">Tryb activ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curve" svg:x1="11.5cm" svg:y1="7.05cm" svg:x2="14.25cm" svg:y2="8.6cm" draw:start-shape="id2" draw:start-glue-point="7" draw:end-shape="id3" draw:end-glue-point="4" svg:d="M11500 7050c1834 0 2750 516 2750 1550" svg:viewBox="0 0 2751 1551">
          <text:p/>
        </draw:connector>
        <draw:connector draw:style-name="gr3" draw:text-style-name="P1" draw:layer="layout" draw:type="curve" svg:x1="14.25cm" svg:y1="10.1cm" svg:x2="11.5cm" svg:y2="12.15cm" draw:start-shape="id3" draw:start-glue-point="6" draw:end-shape="id4" draw:end-glue-point="7" svg:d="M14250 10100c0 1367-916 2050-2750 2050" svg:viewBox="0 0 2751 2051">
          <text:p/>
        </draw:connector>
        <draw:connector draw:style-name="gr3" draw:text-style-name="P1" draw:layer="layout" draw:type="curve" svg:x1="8.2cm" svg:y1="12.15cm" svg:x2="5.35cm" svg:y2="10.1cm" draw:start-shape="id4" draw:start-glue-point="5" draw:end-shape="id5" draw:end-glue-point="6" svg:d="M8200 12150c-1900 0-2850-683-2850-2050" svg:viewBox="0 0 2851 2051">
          <text:p/>
        </draw:connector>
        <draw:connector draw:style-name="gr3" draw:text-style-name="P1" draw:layer="layout" draw:type="curve" svg:x1="5.35cm" svg:y1="8.6cm" svg:x2="8.2cm" svg:y2="7.05cm" draw:start-shape="id5" draw:start-glue-point="4" draw:end-shape="id2" draw:end-glue-point="5" svg:d="M5350 8600c0-1034 950-1550 2850-1550" svg:viewBox="0 0 2851 1551">
          <text:p/>
        </draw:connector>
        <draw:custom-shape draw:style-name="gr2" draw:text-style-name="P1" xml:id="id6" draw:id="id6" draw:layer="layout" svg:width="3.9cm" svg:height="1.8cm" svg:x="14.3cm" svg:y="14.7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7" draw:id="id7" draw:layer="layout" svg:width="3.3cm" svg:height="1.5cm" svg:x="14.6cm" svg:y="17.7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8" draw:id="id8" draw:layer="layout" svg:width="3.6cm" svg:height="1.8cm" svg:x="3.3cm" svg:y="15.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curve" draw:line-skew="-0.19cm" svg:x1="15.9cm" svg:y1="9.35cm" svg:x2="16.25cm" svg:y2="14.7cm" draw:start-shape="id3" draw:start-glue-point="7" draw:end-shape="id6" draw:end-glue-point="4" svg:d="M15900 9350c468 0 390 1525 360 2001s-10-99-10 3349" svg:viewBox="0 0 385 5351">
          <text:p/>
        </draw:connector>
        <draw:connector draw:style-name="gr4" draw:text-style-name="P1" draw:layer="layout" draw:type="curve" svg:x1="16.25cm" svg:y1="16.5cm" svg:x2="16.25cm" svg:y2="17.7cm" draw:start-shape="id6" draw:start-glue-point="6" draw:end-shape="id7" draw:end-glue-point="4" svg:d="M16250 16500v1200" svg:viewBox="0 0 1 1201">
          <text:p/>
        </draw:connector>
        <draw:connector draw:style-name="gr4" draw:text-style-name="P1" draw:layer="layout" draw:type="curve" svg:x1="9.85cm" svg:y1="12.9cm" svg:x2="14.3cm" svg:y2="15.6cm" draw:start-shape="id4" draw:start-glue-point="6" draw:end-shape="id6" draw:end-glue-point="5" svg:d="M9850 12900c0 1800 1483 2700 4450 2700" svg:viewBox="0 0 4451 2701">
          <text:p/>
        </draw:connector>
        <draw:connector draw:style-name="gr4" draw:text-style-name="P1" draw:layer="layout" draw:type="curve" draw:line-skew="0.651cm" svg:x1="3.7cm" svg:y1="9.35cm" svg:x2="14.3cm" svg:y2="15.6cm" draw:start-shape="id5" draw:start-glue-point="5" draw:end-shape="id6" draw:end-glue-point="5" svg:d="M3700 9350c225 0-5075 6250 10600 6250" svg:viewBox="0 0 11287 6251">
          <text:p/>
        </draw:connector>
        <draw:connector draw:style-name="gr4" draw:text-style-name="P1" draw:layer="layout" draw:type="curve" draw:line-skew="-0.346cm" svg:x1="11.5cm" svg:y1="7.05cm" svg:x2="18.2cm" svg:y2="15.6cm" draw:start-shape="id2" draw:start-glue-point="7" draw:end-shape="id6" draw:end-glue-point="7" svg:d="M11500 7050c10284 0 6934 8550 6700 8550" svg:viewBox="0 0 7406 8551">
          <text:p/>
        </draw:connector>
        <draw:frame draw:style-name="gr5" draw:text-style-name="P4" draw:layer="layout" svg:width="3.076cm" svg:height="1.787cm" svg:x="14.624cm" svg:y="14.613cm">
          <draw:text-box>
            <text:p text:style-name="P4"><text:span text:style-name="T2">Niski poziom akumulatora</text:span></text:p>
          </draw:text-box>
        </draw:frame>
        <draw:frame draw:style-name="gr5" draw:text-style-name="P4" draw:layer="layout" svg:width="3.076cm" svg:height="1.275cm" svg:x="14.7cm" svg:y="17.7cm">
          <draw:text-box>
            <text:p text:style-name="P4"><text:span text:style-name="T2">Akumulator rozładowany</text:span></text:p>
          </draw:text-box>
        </draw:frame>
        <draw:frame draw:style-name="gr5" draw:text-style-name="P4" draw:layer="layout" svg:width="2.911cm" svg:height="1.787cm" svg:x="3.689cm" svg:y="15.8cm">
          <draw:text-box>
            <text:p text:style-name="P4"><text:span text:style-name="T2">Błąd komunikacji I2C</text:span></text:p>
          </draw:text-box>
        </draw:frame>
        <draw:connector draw:style-name="gr4" draw:text-style-name="P1" draw:layer="layout" draw:type="curve" svg:x1="8.2cm" svg:y1="2.85cm" svg:x2="3.3cm" svg:y2="16.7cm" draw:start-shape="id1" draw:start-glue-point="5" draw:end-shape="id8" draw:end-glue-point="5" svg:d="M8200 2850c-8101 0-5651 13850-4900 13850" svg:viewBox="0 0 5839 13851">
          <text:p/>
        </draw:connector>
        <draw:connector draw:style-name="gr4" draw:text-style-name="P1" draw:layer="layout" draw:type="curve" draw:line-skew="1.399cm" svg:x1="6.9cm" svg:y1="16.7cm" svg:x2="14.3cm" svg:y2="15.6cm" draw:start-shape="id8" draw:start-glue-point="7" draw:end-shape="id6" draw:end-glue-point="5" svg:d="M6900 16700c7650 0 3950-1100 7400-1100" svg:viewBox="0 0 7401 1101">
          <text:p/>
        </draw:connector>
        <draw:connector draw:style-name="gr4" draw:text-style-name="P1" draw:layer="layout" draw:type="curve" svg:x1="3.7cm" svg:y1="9.35cm" svg:x2="3.3cm" svg:y2="16.7cm" draw:start-shape="id5" draw:start-glue-point="5" draw:end-shape="id8" draw:end-glue-point="5" svg:d="M3700 9350c-1351 0-1151 7350-400 7350" svg:viewBox="0 0 991 7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20:03:16.887745962</meta:creation-date>
    <dc:date>2016-08-23T22:29:33.542252584</dc:date>
    <meta:editing-duration>PT2H28M24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